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CE000000E184E66CA92F14DB69.png" manifest:media-type="image/png"/>
  <manifest:file-entry manifest:full-path="Pictures/100002010000018A000000B2E32850C60C473B1C.png" manifest:media-type="image/png"/>
  <manifest:file-entry manifest:full-path="Pictures/100002010000003B0000003B4DB1447414CBF388.png" manifest:media-type="image/png"/>
  <manifest:file-entry manifest:full-path="Pictures/100002010000003B0000003B21634BA59E6DFB3F.png" manifest:media-type="image/png"/>
  <manifest:file-entry manifest:full-path="Pictures/100002010000035900000135548F144FCEE3940F.png" manifest:media-type="image/png"/>
  <manifest:file-entry manifest:full-path="Pictures/100002010000003B0000003B676F7037ABCBC1A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963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fo:background-color="transparent">
        <style:background-image/>
      </style:table-row-properties>
    </style:style>
    <style:style style:name="Tabela2.A5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3.403cm"/>
    </style:style>
    <style:style style:name="Tabela3.D" style:family="table-column">
      <style:table-column-properties style:column-width="2.201cm"/>
    </style:style>
    <style:style style:name="Tabela3.E" style:family="table-column">
      <style:table-column-properties style:column-width="1.20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295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4.209cm"/>
    </style:style>
    <style:style style:name="Tabela5.B" style:family="table-column">
      <style:table-column-properties style:column-width="3.561cm"/>
    </style:style>
    <style:style style:name="Tabela5.C" style:family="table-column">
      <style:table-column-properties style:column-width="4.498cm"/>
    </style:style>
    <style:style style:name="Tabela5.D" style:family="table-column">
      <style:table-column-properties style:column-width="5.027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style:min-row-height="0.713cm" fo:background-color="transparent">
        <style:background-image/>
      </style:table-row-properties>
    </style:style>
    <style:style style:name="Tabela5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e857"/>
    </style:style>
    <style:style style:name="P2" style:family="paragraph" style:parent-style-name="Table_20_Contents">
      <style:paragraph-properties fo:text-align="end" style:justify-single-word="false"/>
      <style:text-properties officeooo:paragraph-rsid="000ee857"/>
    </style:style>
    <style:style style:name="P3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P4" style:family="paragraph" style:parent-style-name="Table_20_Contents">
      <style:text-properties officeooo:paragraph-rsid="001138bb"/>
    </style:style>
    <style:style style:name="P5" style:family="paragraph" style:parent-style-name="Table_20_Contents">
      <style:text-properties officeooo:paragraph-rsid="000e782e"/>
    </style:style>
    <style:style style:name="P6" style:family="paragraph" style:parent-style-name="Table_20_Contents">
      <style:text-properties officeooo:rsid="000e782e" officeooo:paragraph-rsid="000e782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2df7b"/>
    </style:style>
    <style:style style:name="P9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5pt" fo:font-weight="bold" officeooo:paragraph-rsid="001138bb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ee857"/>
    </style:style>
    <style:style style:name="P11" style:family="paragraph" style:parent-style-name="Table_20_Contents">
      <loext:graphic-properties draw:fill="none"/>
      <style:paragraph-properties fo:background-color="transparent" style:shadow="none"/>
    </style:style>
    <style:style style:name="P12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P13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4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5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P16" style:family="paragraph" style:parent-style-name="Frame_20_contents">
      <style:paragraph-properties fo:margin-top="0cm" fo:margin-bottom="0.353cm" loext:contextual-spacing="false"/>
      <style:text-properties fo:color="#000000" officeooo:paragraph-rsid="000c9d32"/>
    </style:style>
    <style:style style:name="P17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officeooo:paragraph-rsid="000c9d32"/>
    </style:style>
    <style:style style:name="P18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0c9d32" style:font-size-asian="14pt" style:font-weight-asian="bold" style:font-size-complex="14pt" style:font-weight-complex="bold"/>
    </style:style>
    <style:style style:name="P19" style:family="paragraph" style:parent-style-name="Frame_20_contents">
      <style:paragraph-properties fo:margin-top="0cm" fo:margin-bottom="0.353cm" loext:contextual-spacing="false"/>
      <style:text-properties fo:color="#000000" fo:font-size="10pt" officeooo:paragraph-rsid="000c9d32" style:font-size-asian="10pt" style:font-size-complex="10pt"/>
    </style:style>
    <style:style style:name="P20" style:family="paragraph" style:parent-style-name="Frame_20_contents">
      <style:paragraph-properties fo:margin-top="0cm" fo:margin-bottom="0cm" loext:contextual-spacing="false"/>
      <style:text-properties fo:color="#000000" fo:font-size="10pt" officeooo:paragraph-rsid="000c9d32" style:font-size-asian="10pt" style:font-size-complex="10pt"/>
    </style:style>
    <style:style style:name="P21" style:family="paragraph" style:parent-style-name="Table_20_Contents">
      <style:paragraph-properties fo:margin-top="0.302cm" fo:margin-bottom="0.302cm" loext:contextual-spacing="false" fo:text-align="center" style:justify-single-word="false"/>
    </style:style>
    <style:style style:name="P22" style:family="paragraph" style:parent-style-name="Frame_20_contents">
      <style:paragraph-properties fo:margin-top="0cm" fo:margin-bottom="0.353cm" loext:contextual-spacing="false"/>
      <style:text-properties fo:font-size="11pt" officeooo:paragraph-rsid="000c9d32" style:font-size-asian="11pt" style:font-size-complex="11pt"/>
    </style:style>
    <style:style style:name="P23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1pt" officeooo:paragraph-rsid="000c9d32" style:font-size-asian="11pt" style:font-size-complex="11pt"/>
    </style:style>
    <style:style style:name="P24" style:family="paragraph" style:parent-style-name="Frame_20_contents">
      <style:paragraph-properties fo:margin-top="0cm" fo:margin-bottom="0.353cm" loext:contextual-spacing="false"/>
      <style:text-properties fo:color="#000000" fo:font-size="11pt" officeooo:paragraph-rsid="000c9d32" style:font-size-asian="11pt" style:font-size-complex="11pt"/>
    </style:style>
    <style:style style:name="P25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0pt" officeooo:paragraph-rsid="000c9d32" style:font-size-asian="10pt" style:font-size-complex="10pt"/>
    </style:style>
    <style:style style:name="P26" style:family="paragraph" style:parent-style-name="Frame_20_contents">
      <style:paragraph-properties fo:margin-top="0cm" fo:margin-bottom="0cm" loext:contextual-spacing="false"/>
      <style:text-properties fo:color="#000000" fo:font-size="11pt" officeooo:paragraph-rsid="000c9d32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officeooo:rsid="001138bb" officeooo:paragraph-rsid="001138bb"/>
    </style:style>
    <style:style style:name="P28" style:family="paragraph" style:parent-style-name="Table_20_Contents">
      <style:text-properties officeooo:paragraph-rsid="001c84cb"/>
    </style:style>
    <style:style style:name="P2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1b374"/>
    </style:style>
    <style:style style:name="T3" style:family="text">
      <style:text-properties officeooo:rsid="001639da"/>
    </style:style>
    <style:style style:name="T4" style:family="text">
      <style:text-properties fo:color="#000000"/>
    </style:style>
    <style:style style:name="T5" style:family="text">
      <style:text-properties fo:color="#000000" officeooo:rsid="0019ee91"/>
    </style:style>
    <style:style style:name="T6" style:family="text">
      <style:text-properties fo:color="#000000" officeooo:rsid="001b79f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01| CONTRATANTE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Razão Social: <text:span text:style-name="T13">${companyName}</text:span><text:span text:style-name="T11"> </text:span></text:p>
          </table:table-cell>
        </table:table-row>
        <table:table-row>
          <table:table-cell table:style-name="Tabela2.A2" office:value-type="string">
            <text:p text:style-name="P28">CNPJ: <text:span text:style-name="T13">${customerCpfCnpj}</text:span></text:p>
          </table:table-cell>
        </table:table-row>
        <table:table-row>
          <table:table-cell table:style-name="Tabela2.A2" office:value-type="string">
            <text:p text:style-name="Table_20_Contents">Nome Fantasia: <text:span text:style-name="T13">${customerName}</text:span></text:p>
          </table:table-cell>
        </table:table-row>
        <table:table-row>
          <table:table-cell table:style-name="Tabela2.A2" office:value-type="string">
            <text:p text:style-name="Table_20_Contents">Endereço: ${customerAddress}, ${customerAddressNumber} ${customerAddressAdjunct}, ${customerAddressDistrict}, ${integrationCityName}, CEP:${customerCEP}</text:p>
          </table:table-cell>
        </table:table-row>
        <table:table-row table:style-name="Tabela2.5">
          <table:table-cell table:style-name="Tabela2.A5" office:value-type="string">
            <text:p text:style-name="P6">DATA: <text:span text:style-name="T12">${created_at}</text:span></text:p>
          </table:table-cell>
        </table:table-row>
      </table:table>
      <text:p text:style-name="P16"/>
      <text:p text:style-name="P18">02| EQUIPAMENTO AVALIADO</text:p>
      <table:table table:name="Tabela3" table:style-name="Tabela3">
        <table:table-column table:style-name="Tabela3.A" table:number-columns-repeated="3"/>
        <table:table-column table:style-name="Tabela3.D"/>
        <table:table-column table:style-name="Tabela3.E"/>
        <table:table-column table:style-name="Tabela3.A"/>
        <table:table-row>
          <table:table-cell table:style-name="Tabela3.A1" table:number-columns-spanned="4" office:value-type="string">
            <text:p text:style-name="Table_20_Contents">Procedimento Avaliado: Controle Diário de Mamografia</text:p>
          </table:table-cell>
          <table:covered-table-cell/>
          <table:covered-table-cell/>
          <table:covered-table-cell/>
          <table:table-cell table:style-name="Tabela3.E1" table:number-columns-spanned="2" office:value-type="string">
            <text:p text:style-name="Table_20_Contents">Sala: Mamografia</text:p>
          </table:table-cell>
          <table:covered-table-cell/>
        </table:table-row>
        <table:table-row table:style-name="Tabela3.2">
          <table:table-cell table:style-name="Tabela3.A2" table:number-rows-spanned="2" office:value-type="string">
            <text:p text:style-name="P21">Equipamento</text:p>
          </table:table-cell>
          <table:table-cell table:style-name="Tabela3.B2" office:value-type="string">
            <text:p text:style-name="P30">MARCA</text:p>
          </table:table-cell>
          <table:table-cell table:style-name="Tabela3.B2" office:value-type="string">
            <text:p text:style-name="P30">MODELO</text:p>
          </table:table-cell>
          <table:table-cell table:style-name="Tabela3.B2" table:number-columns-spanned="2" office:value-type="string">
            <text:p text:style-name="P30">Nº SÉRIE</text:p>
          </table:table-cell>
          <table:covered-table-cell/>
          <table:table-cell table:style-name="Tabela3.F2" office:value-type="string">
            <text:p text:style-name="P30">PATRIMÔMIO</text:p>
          </table:table-cell>
        </table:table-row>
        <table:table-row>
          <table:covered-table-cell/>
          <table:table-cell table:style-name="Tabela3.A2" office:value-type="string">
            <text:p text:style-name="P29">${marca}</text:p>
          </table:table-cell>
          <table:table-cell table:style-name="Tabela3.A2" office:value-type="string">
            <text:p text:style-name="P29">${modelo}</text:p>
          </table:table-cell>
          <table:table-cell table:style-name="Tabela3.A2" table:number-columns-spanned="2" office:value-type="string">
            <text:p text:style-name="P29">${sn}</text:p>
          </table:table-cell>
          <table:covered-table-cell/>
          <table:table-cell table:style-name="Tabela3.F3" office:value-type="string">
            <text:p text:style-name="P29">${patrimonio}</text:p>
          </table:table-cell>
        </table:table-row>
      </table:table>
      <text:p text:style-name="P16"/>
      <text:p text:style-name="P18">03| PADRÕES UTILIZADOS</text:p>
      <text:p text:style-name="P22"><text:span text:style-name="T4">Os ensaios foram realizados com o fantoma equivalente ao adotado pel</text:span><text:span text:style-name="T6">a</text:span><text:span text:style-name="T4"> ACR/P</text:span><text:span text:style-name="T5">HANTOM</text:span><text:span text:style-name="T4"> MAMA que é de propriedade do contratante.</text:span></text:p>
      <text:p text:style-name="P16"/>
      <text:p text:style-name="P18">04| METODOLOGIA</text:p>
      <text:p text:style-name="P23">Os ensaios foram realizados baseando-se no procedimento de ensaio interno Nº PE-001 Revisão 001.</text:p>
      <text:p text:style-name="P17"/>
      <text:p text:style-name="P19">OBSERVAÇÃO:</text:p>
      <text:p text:style-name="P25">A incerteza expandida de medição relatada e declarada como a incerteza padrão de medição multiplicada pelo fator de abrangência k=2, o qual para uma distribuição t com graus de liberdades efetivas (veff = infinito), corresponde a uma probabilidade de abrangência de aproximadamente 95%. A incerteza de medição foi determinada de acordo com a publicação EA-4/02. </text:p>
      <text:p text:style-name="P25">Este relatório só deve ser reproduzido por completo. A reprodução em partes só é permitida mediante autorização por escrito da Safety Soluções em Radioproteção. Os resultados apresentados neste relatório de ensaio referem-se exclusivamente aos corpos de prova (equipamentos) avaliados, nas condições especificadas. Este relatório aten<text:span text:style-name="T3">d</text:span>e os requisitos estabelecidos pela norma NBR ISO/IEC 17025.</text:p>
      <text:p text:style-name="P16"/>
      <text:p text:style-name="P18"><text:soft-page-break/>A | QUALIDADE DA IMAGEM DIÁRIO</text:p>
      <text:p text:style-name="P20">Periodicidade: Teste de aceitação, diário e após reparos. </text:p>
      <text:p text:style-name="P20">Tolerância: Fibra ≤ 0,75 mm; Microcalcificação ≤ 0,32 mm; Massa ≤ 0,75 </text:p>
      <text:p text:style-name="P20">Nível de Suspensão: Não cumprir um dos requisitos.</text:p>
      <text:p text:style-name="P20">Resolução Normativa Nº002/DIVS/SES de 18/05/2015, Tabela 2.</text:p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7">Tensão [kVp]</text:p>
          </table:table-cell>
          <table:table-cell table:style-name="Tabela5.B1" office:value-type="string">
            <text:p text:style-name="P7">${kvp}</text:p>
          </table:table-cell>
          <table:table-cell table:style-name="Tabela5.A1" office:value-type="string">
            <text:p text:style-name="P7">Corrente Tempo [mAs]</text:p>
          </table:table-cell>
          <table:table-cell table:style-name="Tabela5.D1" office:value-type="string">
            <text:p text:style-name="P7">${mas}</text:p>
          </table:table-cell>
        </table:table-row>
        <table:table-row table:style-name="Tabela5.2">
          <table:table-cell table:style-name="Tabela5.A2" office:value-type="string">
            <text:p text:style-name="P8">Fantoma</text:p>
          </table:table-cell>
          <table:table-cell table:style-name="Tabela5.A2" office:value-type="string">
            <text:p text:style-name="P7">Massa </text:p>
          </table:table-cell>
          <table:table-cell table:style-name="Tabela5.A2" office:value-type="string">
            <text:p text:style-name="P7">Fibra</text:p>
          </table:table-cell>
          <table:table-cell table:style-name="Tabela5.D2" office:value-type="string">
            <text:p text:style-name="P7">Microcalcificação</text:p>
          </table:table-cell>
        </table:table-row>
        <table:table-row>
          <table:table-cell table:style-name="Tabela5.A3" office:value-type="string">
            <text:p text:style-name="P7"><text:s/>${fantoma}</text:p>
          </table:table-cell>
          <table:table-cell table:style-name="Tabela5.B3" office:value-type="string">
            <text:p text:style-name="P7">${massa}</text:p>
          </table:table-cell>
          <table:table-cell table:style-name="Tabela5.C3" office:value-type="string">
            <text:p text:style-name="P7">${fibra}</text:p>
          </table:table-cell>
          <table:table-cell table:style-name="Tabela5.D3" office:value-type="string">
            <text:p text:style-name="P7">${micro}</text:p>
          </table:table-cell>
        </table:table-row>
        <table:table-row table:style-name="Tabela5.1">
          <table:table-cell table:style-name="Tabela5.A2" office:value-type="string">
            <text:p text:style-name="P7">Resultado <text:tab/></text:p>
          </table:table-cell>
          <table:table-cell table:style-name="Tabela5.B4" table:number-columns-spanned="3" office:value-type="string">
            <text:p text:style-name="P8">${resultado}</text:p>
          </table:table-cell>
          <table:covered-table-cell/>
          <table:covered-table-cell/>
        </table:table-row>
      </table:table>
      <text:p text:style-name="P16"/>
      <text:p text:style-name="P20">Fantoma mamográfico de acreditação (ACR Phantom) - dimensões: 102 x 108 x 44mm</text:p>
      <text:p text:style-name="P20">Fibras de nylon: 1.56, 1.12, 0.89, 0.75, 0.54 e 0.40mm </text:p>
      <text:p text:style-name="P20">Microcalcificações: grãos de Al2O3 com 0.54, 0.40, 0.32, 0.24 e 0.16mm </text:p>
      <text:p text:style-name="P20">Massas tumorais: espessuras de 2.00, 1.00, 0.75, 0.50 e 0.25mm. </text:p>
      <text:p text:style-name="P20"/>
      <text:p text:style-name="P20">Simulador Radiográfico de MAMA (Phantom Mama) - dimensões: 50 x 120 X 160mm</text:p>
      <text:p text:style-name="P20">Fibras de nylon: 1.4, 1.20, 0.90, 0.75, 0.60 e 0.40mm </text:p>
      <text:p text:style-name="P20">Microcalcificações: grãos de espessura 0.54, 0.40, 0.32, 0.25 e 0.18mm </text:p>
      <text:p text:style-name="P20">Massas tumorais: espessuras de 2.00, 1.50, 1.00, 0.75 e 0.5mm. </text:p>
      <text:p text:style-name="P16"/>
      <text:p text:style-name="P18">B | PARECER TÉCNICO</text:p>
      <text:p text:style-name="P23">Segundo a Resolução Normativa N° 002/DIVS/SES (ERRATA Publicada no DOE/SC N° 20.654 de 13/11/2017), os testes realizados apresentaram conformidade. Sendo assim o equipamento avaliado pode operar com legitima observação e cuidados em relação a radioproteção. </text:p>
      <text:p text:style-name="P24">OBSERVAÇÕES: </text:p>
      <text:p text:style-name="P26">1) A validade do relatório é de 1 dia; </text:p>
      <text:p text:style-name="P26">2) O Responsável deve manter o relatório arquivado e a disposição da autoridade sanitária local.</text:p>
      <text:p text:style-name="P26">3) Manter a limpeza dos IP’s conforme orientação do fabricante.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20.918cm" fo:margin-left="-1.921cm" table:align="left"/>
    </style:style>
    <style:style style:name="Tabela4.A" style:family="table-column">
      <style:table-column-properties style:column-width="10.425cm"/>
    </style:style>
    <style:style style:name="Tabela4.B" style:family="table-column">
      <style:table-column-properties style:column-width="5.667cm"/>
    </style:style>
    <style:style style:name="Tabela4.C" style:family="table-column">
      <style:table-column-properties style:column-width="4.826cm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0.146cm"/>
    </style:style>
    <style:style style:name="Tabela1" style:family="table">
      <style:table-properties style:width="20.805cm" fo:margin-left="-2.036cm" table:align="left"/>
    </style:style>
    <style:style style:name="Tabela1.A" style:family="table-column">
      <style:table-column-properties style:column-width="11.522cm"/>
    </style:style>
    <style:style style:name="Tabela1.B" style:family="table-column">
      <style:table-column-properties style:column-width="0.769cm"/>
    </style:style>
    <style:style style:name="Tabela1.C" style:family="table-column">
      <style:table-column-properties style:column-width="8.514cm"/>
    </style:style>
    <style:style style:name="Tabela1.1" style:family="table-row">
      <style:table-row-properties style:min-row-height="0.52cm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ee857"/>
    </style:style>
    <style:style style:name="MP2" style:family="paragraph" style:parent-style-name="Table_20_Contents">
      <style:paragraph-properties fo:text-align="end" style:justify-single-word="false"/>
      <style:text-properties officeooo:paragraph-rsid="000ee857"/>
    </style:style>
    <style:style style:name="MP3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MP4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5pt" fo:font-weight="bold" officeooo:paragraph-rsid="001138bb" style:font-size-asian="15pt" style:font-weight-asian="bold" style:font-size-complex="15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MP6" style:family="paragraph" style:parent-style-name="Table_20_Contents">
      <style:text-properties officeooo:paragraph-rsid="001138bb"/>
    </style:style>
    <style:style style:name="MP7" style:family="paragraph" style:parent-style-name="Table_20_Contents">
      <style:paragraph-properties fo:text-align="start" style:justify-single-word="false"/>
      <style:text-properties officeooo:rsid="001138bb" officeooo:paragraph-rsid="001138bb"/>
    </style:style>
    <style:style style:name="MP8" style:family="paragraph" style:parent-style-name="Standard">
      <style:text-properties officeooo:paragraph-rsid="000ee857"/>
    </style:style>
    <style:style style:name="MP9" style:family="paragraph" style:parent-style-name="Table_20_Contents">
      <loext:graphic-properties draw:fill="none"/>
      <style:paragraph-properties fo:background-color="transparent" style:shadow="none"/>
    </style:style>
    <style:style style:name="MP10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MP11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2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3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MT1" style:family="text">
      <style:text-properties fo:font-size="20pt" style:font-size-asian="20pt" style:font-size-complex="2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officeooo:rsid="0011b374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53cm" fo:margin-bottom="0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529cm" fo:margin-left="0.079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MP1"><text:s text:c="6"/><draw:frame draw:style-name="Mfr1" draw:name="Figura1" text:anchor-type="as-char" svg:y="-2.066cm" svg:width="4.544cm" svg:height="2.06cm" draw:z-index="1"><draw:image xlink:href="Pictures/100002010000018A000000B2E32850C60C473B1C.png" xlink:type="simple" xlink:show="embed" xlink:actuate="onLoad" loext:mime-type="image/png"/><svg:desc>logo_name_color.png</svg:desc></draw:frame><text:s text:c="2"/></text:p>
            </table:table-cell>
            <table:table-cell table:style-name="Tabela4.A1" table:number-columns-spanned="2" office:value-type="string">
              <text:p text:style-name="MP2"><draw:frame draw:style-name="Mfr2" draw:name="Figura2" text:anchor-type="as-char" svg:y="-1.995cm" svg:width="8.516cm" svg:height="2.448cm" draw:z-index="3"><draw:image xlink:href="Pictures/100002010000035900000135548F144FCEE3940F.png" xlink:type="simple" xlink:show="embed" xlink:actuate="onLoad" loext:mime-type="image/png"/><svg:desc>blocos_header100.png</svg:desc></draw:frame></text:p>
            </table:table-cell>
            <table:covered-table-cell/>
          </table:table-row>
          <table:table-row table:style-name="Tabela4.2">
            <table:table-cell table:style-name="Tabela4.A1" table:number-columns-spanned="2" office:value-type="string">
              <text:p text:style-name="MP3"><text:span text:style-name="MT1">RELATÓRIO DE ENSAIO</text:span> </text:p>
              <text:p text:style-name="MP4"><text:span text:style-name="MT2">CONTROLE DE QUALIDADE DIÁRIO DE MAMOGRAFIA</text:span> </text:p>
            </table:table-cell>
            <table:covered-table-cell/>
            <table:table-cell table:style-name="Tabela4.A1" office:value-type="string">
              <text:p text:style-name="MP5"><text:span text:style-name="MT3">Página </text:span><text:span text:style-name="MT3"><text:page-number text:select-page="current">2</text:page-number></text:span><text:span text:style-name="MT3"><text:s/>de</text:span> <text:s/><text:page-count>2</text:page-count></text:p>
            </table:table-cell>
          </table:table-row>
          <table:table-row table:style-name="Tabela4.2">
            <table:table-cell table:style-name="Tabela4.A1" table:number-columns-spanned="2" office:value-type="string">
              <text:p text:style-name="MP6"/>
            </table:table-cell>
            <table:covered-table-cell/>
            <table:table-cell table:style-name="Tabela4.A1" office:value-type="string">
              <text:p text:style-name="MP7"><text:s/>REL Nº:CMM${id}</text:p>
            </table:table-cell>
          </table:table-row>
        </table:table>
        <text:p text:style-name="MP8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3" office:value-type="string">
              <text:p text:style-name="MP9"><draw:frame draw:style-name="Mfr3" draw:name="Figura5" text:anchor-type="as-char" svg:y="-1.307cm" svg:width="11.241cm" svg:height="2.593cm" draw:z-index="11"><draw:image xlink:href="Pictures/10000201000003CE000000E184E66CA92F14DB69.png" xlink:type="simple" xlink:show="embed" xlink:actuate="onLoad" loext:mime-type="image/png"/><svg:desc>blocos_footer_100.png</svg:desc></draw:frame></text:p>
            </table:table-cell>
            <table:table-cell table:style-name="Tabela1.A1" office:value-type="string">
              <text:p text:style-name="MP10"><draw:frame draw:style-name="Mfr4" draw:name="Imagem 18" text:anchor-type="as-char" svg:width="0.499cm" svg:height="0.499cm" draw:z-index="5"><draw:image xlink:href="Pictures/100002010000003B0000003B21634BA59E6DFB3F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1">+55 (48) 3181-0368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10"><draw:frame draw:style-name="Mfr4" draw:name="Figura3" text:anchor-type="as-char" svg:width="0.499cm" svg:height="0.499cm" draw:z-index="7"><draw:image xlink:href="Pictures/100002010000003B0000003B676F7037ABCBC1A7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1">contato@safetyrad.com.br | www.safetyrad.com.br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10"><draw:frame draw:style-name="Mfr4" draw:name="Figura4" text:anchor-type="as-char" svg:width="0.499cm" svg:height="0.499cm" draw:z-index="9"><draw:image xlink:href="Pictures/100002010000003B0000003B4DB1447414CBF388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2">R. Soldado Abelardo Mendonça Sobrinho, 211, Sala 02, Carvalho, Itajai, SC, CEP 88307-620</text:p>
            </table:table-cell>
          </table:table-row>
        </table:table>
        <text:p text:style-name="MP13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19:19:11.179023287</meta:creation-date>
    <dc:date>2019-12-06T19:24:24.703000000</dc:date>
    <meta:editing-duration>PT42M8S</meta:editing-duration>
    <meta:editing-cycles>5</meta:editing-cycles>
    <meta:generator>LibreOffice/6.3.2.2$Windows_X86_64 LibreOffice_project/98b30e735bda24bc04ab42594c85f7fd8be07b9c</meta:generator>
    <meta:document-statistic meta:table-count="5" meta:image-count="6" meta:object-count="0" meta:page-count="2" meta:paragraph-count="71" meta:word-count="440" meta:character-count="3137" meta:non-whitespace-character-count="2733"/>
  </office:meta>
</office:document-meta>
</file>